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that Username field is required on log in pag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Search the db for existing user (or register one user for testing purpouses)</text:p>
          </table:table-cell>
          <table:table-cell office:value-type="string" table:style-name="ce3">
            <text:p>The user is foun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5. Enter previously found user's password <text:s/>in "Password" field</text:p>
          </table:table-cell>
          <table:table-cell office:value-type="string" table:style-name="ce3">
            <text:p>Password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Click on "Log in" button</text:p>
          </table:table-cell>
          <table:table-cell office:value-type="string" table:style-name="ce4">
            <text:p>Username field is red and there is a validation<text:s/></text:p>
            <text:p>message stating that the username is a required field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05:37Z</meta:creation-date>
    <dc:date>2022-07-01T08:35:55Z</dc:date>
  </office:meta>
</office:document-meta>
</file>